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5.413cm"/>
    </style:style>
    <style:style style:name="co4" style:family="table-column">
      <style:table-column-properties fo:break-before="auto" style:column-width="4.096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1.064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388cm" fo:break-before="auto" style:use-optimal-row-height="true"/>
    </style:style>
    <style:style style:name="ta1" style:family="table" style:master-page-name="PageStyle_5f_biere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Excel_20_Built-in_20_Normal">
      <style:table-cell-properties fo:background-color="#ffffff"/>
      <style:text-properties fo:font-size="9pt" style:font-size-asian="9pt" style:font-size-complex="9pt"/>
    </style:style>
    <style:style style:name="ce3" style:family="table-cell" style:parent-style-name="Excel_20_Built-in_20_Normal">
      <style:text-properties fo:font-size="9pt" style:font-size-asian="9pt" style:font-size-complex="9pt"/>
    </style:style>
    <style:style style:name="ce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Excel_20_Built-in_20_Normal" style:data-style-name="N8128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ere" table:style-name="ta1" table:print="false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number-columns-repeated="1013" table:default-cell-style-name="ce3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Cat 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trage</text:p>
          </table:table-cell>
          <table:table-cell table:style-name="ce1" office:value-type="string">
            <text:p>Contenance</text:p>
          </table:table-cell>
          <table:table-cell table:style-name="ce1" office:value-type="string">
            <text:p>IsBio</text:p>
          </table:table-cell>
          <table:table-cell table:style-name="ce1" office:value-type="string">
            <text:p>Demi</text:p>
          </table:table-cell>
          <table:table-cell table:style-name="ce1" office:value-type="string">
            <text:p>Pinte</text:p>
          </table:table-cell>
          <table:table-cell table:style-name="ce1" office:value-type="string">
            <text:p>prix_uniqu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ières</text:p>
          </table:table-cell>
          <table:table-cell table:style-name="ce2" office:value-type="string">
            <text:p>Bières bouteille</text:p>
          </table:table-cell>
          <table:table-cell table:style-name="ce2"/>
          <table:table-cell table:style-name="ce2" office:value-type="string">
            <text:p>Desperados</text:p>
          </table:table-cell>
          <table:table-cell table:style-name="ce2" office:value-type="string">
            <text:p>Aromatisée Tequila</text:p>
          </table:table-cell>
          <table:table-cell table:style-name="ce4" office:value-type="string">
            <text:p>4,5%</text:p>
          </table:table-cell>
          <table:table-cell table:style-name="ce4" office:value-type="string">
            <text:p>33</text:p>
          </table:table-cell>
          <table:table-cell table:style-name="ce4" table:number-columns-repeated="3"/>
          <table:table-cell table:style-name="ce4" office:value-type="string">
            <text:p>5,50 €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Bières</text:p>
          </table:table-cell>
          <table:table-cell table:style-name="ce2" office:value-type="string">
            <text:p>Bières bouteille</text:p>
          </table:table-cell>
          <table:table-cell table:style-name="ce2"/>
          <table:table-cell table:style-name="ce2" office:value-type="string">
            <text:p>Desperados</text:p>
          </table:table-cell>
          <table:table-cell table:style-name="ce2" office:value-type="string">
            <text:p>Aromatisée Tequila</text:p>
          </table:table-cell>
          <table:table-cell table:style-name="ce4" office:value-type="string">
            <text:p>4,5%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3"/>
          <table:table-cell table:style-name="ce4" office:value-type="string">
            <text:p>5,50 €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Bières</text:p>
          </table:table-cell>
          <table:table-cell table:style-name="ce2" office:value-type="string">
            <text:p>Bières bouteille</text:p>
          </table:table-cell>
          <table:table-cell table:style-name="ce2"/>
          <table:table-cell table:style-name="ce2" office:value-type="string">
            <text:p>Piautre Noir</text:p>
          </table:table-cell>
          <table:table-cell table:style-name="ce2" office:value-type="string">
            <text:p>Stout</text:p>
          </table:table-cell>
          <table:table-cell table:style-name="ce4" office:value-type="string">
            <text:p>5%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3"/>
          <table:table-cell table:style-name="ce4" office:value-type="string">
            <text:p>6,00 €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Bières</text:p>
          </table:table-cell>
          <table:table-cell table:style-name="ce2" office:value-type="string">
            <text:p>Bières bouteille</text:p>
          </table:table-cell>
          <table:table-cell table:style-name="ce2"/>
          <table:table-cell table:style-name="ce2" office:value-type="string">
            <text:p>Chouffe</text:p>
          </table:table-cell>
          <table:table-cell table:style-name="ce2" office:value-type="string">
            <text:p>Blonde</text:p>
          </table:table-cell>
          <table:table-cell table:style-name="ce4" office:value-type="string">
            <text:p>8%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3"/>
          <table:table-cell table:style-name="ce4" office:value-type="string">
            <text:p>7,00 €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Bières</text:p>
          </table:table-cell>
          <table:table-cell table:style-name="ce2" office:value-type="string">
            <text:p>Bières bouteille</text:p>
          </table:table-cell>
          <table:table-cell table:style-name="ce2"/>
          <table:table-cell table:style-name="ce2" office:value-type="string">
            <text:p>Kasteel Rouge</text:p>
          </table:table-cell>
          <table:table-cell table:style-name="ce2" office:value-type="string">
            <text:p>Fruits Rouges</text:p>
          </table:table-cell>
          <table:table-cell table:style-name="ce4" office:value-type="string">
            <text:p>8%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3"/>
          <table:table-cell table:style-name="ce4" office:value-type="string">
            <text:p>7,00 €</text:p>
          </table:table-cell>
          <table:table-cell table:style-name="ce2"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Gose</text:p>
          </table:table-cell>
          <table:table-cell office:value-type="string">
            <text:p>Acidulée, Note Cassis &amp; Citron vert</text:p>
          </table:table-cell>
          <table:table-cell office:value-type="string">
            <text:p>3,5%</text:p>
          </table:table-cell>
          <table:table-cell office:value-type="string">
            <text:p>33</text:p>
          </table:table-cell>
          <table:table-cell table:number-columns-repeated="3"/>
          <table:table-cell office:value-type="string">
            <text:p>6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Wheat Ale</text:p>
          </table:table-cell>
          <table:table-cell office:value-type="string">
            <text:p>Bière de Blé, Légèrement Argumé</text:p>
          </table:table-cell>
          <table:table-cell office:value-type="string">
            <text:p>4,5%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6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DDH Pale Ale</text:p>
          </table:table-cell>
          <table:table-cell office:value-type="string">
            <text:p>Blonde Dorée, Note Fruitée et Amer</text:p>
          </table:table-cell>
          <table:table-cell office:value-type="string">
            <text:p>5%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6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IPA</text:p>
          </table:table-cell>
          <table:table-cell office:value-type="string">
            <text:p>Blonde Houblonnnée, Douce Amer</text:p>
          </table:table-cell>
          <table:table-cell office:value-type="string">
            <text:p>6,5%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6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NEIPA</text:p>
          </table:table-cell>
          <table:table-cell office:value-type="string">
            <text:p>Blonde Houblonnnée, Note Fruité et Florale</text:p>
          </table:table-cell>
          <table:table-cell office:value-type="string">
            <text:p>6%</text:p>
          </table:table-cell>
          <table:table-cell office:value-type="float" office:value="33">
            <text:p>33</text:p>
          </table:table-cell>
          <table:table-cell table:number-columns-repeated="3"/>
          <table:table-cell table:style-name="ce6" office:value-type="currency" office:currency="EUR" office:value="6.9">
            <text:p>6,9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Bio Artisanale Penrose, Angers</text:p>
          </table:table-cell>
          <table:table-cell office:value-type="string">
            <text:p>Craft du Moment</text:p>
          </table:table-cell>
          <table:table-cell office:value-type="string">
            <text:p>Demendez au serveur pour plus d’informations</text:p>
          </table:table-cell>
          <table:table-cell/>
          <table:table-cell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Insouciante</text:p>
          </table:table-cell>
          <table:table-cell office:value-type="string">
            <text:p>Pale Ale</text:p>
          </table:table-cell>
          <table:table-cell office:value-type="string">
            <text:p>4,0%</text:p>
          </table:table-cell>
          <table:table-cell office:value-type="string">
            <text:p>44</text:p>
          </table:table-cell>
          <table:table-cell table:number-columns-repeated="3"/>
          <table:table-cell office:value-type="string">
            <text:p>7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Vagabonde</text:p>
          </table:table-cell>
          <table:table-cell office:value-type="string">
            <text:p>Witbier, Orange Sanguine</text:p>
          </table:table-cell>
          <table:table-cell office:value-type="string">
            <text:p>5%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7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’Intrépide</text:p>
          </table:table-cell>
          <table:table-cell office:value-type="string">
            <text:p>Sour, Passion, Vanille</text:p>
          </table:table-cell>
          <table:table-cell office:value-type="string">
            <text:p>6%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7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Pas Commode</text:p>
          </table:table-cell>
          <table:table-cell office:value-type="string">
            <text:p>West Coast IPA</text:p>
          </table:table-cell>
          <table:table-cell office:value-type="string">
            <text:p>6,5%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7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a Pépère</text:p>
          </table:table-cell>
          <table:table-cell office:value-type="string">
            <text:p>Stout, Tiramisu</text:p>
          </table:table-cell>
          <table:table-cell office:value-type="string">
            <text:p>10%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7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L’Exubérante</text:p>
          </table:table-cell>
          <table:table-cell office:value-type="string">
            <text:p>Double NEIPA</text:p>
          </table:table-cell>
          <table:table-cell office:value-type="string">
            <text:p>8%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7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Brasserie La Bestiole, Saint-Barthélemy</text:p>
          </table:table-cell>
          <table:table-cell office:value-type="string">
            <text:p>Citraddict</text:p>
          </table:table-cell>
          <table:table-cell office:value-type="string">
            <text:p>DDH, IPA, Citra</text:p>
          </table:table-cell>
          <table:table-cell office:value-type="string">
            <text:p>6,5%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7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mbrée</text:p>
          </table:table-cell>
          <table:table-cell office:value-type="string">
            <text:p>Enaxor, Ambrée</text:p>
          </table:table-cell>
          <table:table-cell office:value-type="string">
            <text:p>La Côale, Bécon-les-Granits, 49</text:p>
          </table:table-cell>
          <table:table-cell office:value-type="string">
            <text:p>6%</text:p>
          </table:table-cell>
          <table:table-cell table:number-columns-repeated="2"/>
          <table:table-cell office:value-type="string">
            <text:p>4,20 €</text:p>
          </table:table-cell>
          <table:table-cell office:value-type="string">
            <text:p>7,5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Panaché</text:p>
          </table:table-cell>
          <table:table-cell office:value-type="string">
            <text:p>Tout supplément (sirop, tranche...) : + 0.20€</text:p>
          </table:table-cell>
          <table:table-cell table:number-columns-repeated="3"/>
          <table:table-cell office:value-type="string">
            <text:p>3,00 €</text:p>
          </table:table-cell>
          <table:table-cell office:value-type="string">
            <text:p>5,5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Monaco, Bière sirop</text:p>
          </table:table-cell>
          <table:table-cell office:value-type="string">
            <text:p>Tout supplément (sirop, tranche...) : + 0.20€</text:p>
          </table:table-cell>
          <table:table-cell table:number-columns-repeated="3"/>
          <table:table-cell office:value-type="string">
            <text:p>3,20 €</text:p>
          </table:table-cell>
          <table:table-cell office:value-type="string">
            <text:p>5,8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utres</text:p>
          </table:table-cell>
          <table:table-cell office:value-type="string">
            <text:p>Picon Bière</text:p>
          </table:table-cell>
          <table:table-cell office:value-type="string">
            <text:p>Tout supplément (sirop, tranche...) : + 0.20€</text:p>
          </table:table-cell>
          <table:table-cell table:number-columns-repeated="3"/>
          <table:table-cell office:value-type="string">
            <text:p>4,00 €</text:p>
          </table:table-cell>
          <table:table-cell office:value-type="string">
            <text:p>7,5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anche</text:p>
          </table:table-cell>
          <table:table-cell office:value-type="string">
            <text:p>Alpaca Blanche</text:p>
          </table:table-cell>
          <table:table-cell office:value-type="string">
            <text:p>Alpaca, Segré, 49</text:p>
          </table:table-cell>
          <table:table-cell office:value-type="string">
            <text:p>4,7%</text:p>
          </table:table-cell>
          <table:table-cell/>
          <table:table-cell office:value-type="string">
            <text:p>(bio)</text:p>
          </table:table-cell>
          <table:table-cell office:value-type="string">
            <text:p>3,90 €</text:p>
          </table:table-cell>
          <table:table-cell office:value-type="string">
            <text:p>7,0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Meteor Blonde, Lager</text:p>
          </table:table-cell>
          <table:table-cell office:value-type="string">
            <text:p>Brasserie Meteor, Hochfelden, 67</text:p>
          </table:table-cell>
          <table:table-cell office:value-type="string">
            <text:p>5%</text:p>
          </table:table-cell>
          <table:table-cell table:number-columns-repeated="2"/>
          <table:table-cell office:value-type="string">
            <text:p>3,00 €</text:p>
          </table:table-cell>
          <table:table-cell office:value-type="string">
            <text:p>5,5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Alpaca Citra, Pale Ale</text:p>
          </table:table-cell>
          <table:table-cell office:value-type="string">
            <text:p>Alpaca, Segré, 49</text:p>
          </table:table-cell>
          <table:table-cell office:value-type="string">
            <text:p>5,5%</text:p>
          </table:table-cell>
          <table:table-cell/>
          <table:table-cell office:value-type="string">
            <text:p>(bio)</text:p>
          </table:table-cell>
          <table:table-cell office:value-type="string">
            <text:p>3,90 €</text:p>
          </table:table-cell>
          <table:table-cell office:value-type="string">
            <text:p>7,0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Wendelinus Blonde, Abbaye</text:p>
          </table:table-cell>
          <table:table-cell office:value-type="string">
            <text:p>Brasserie Meteor, Hochfelden, 67</text:p>
          </table:table-cell>
          <table:table-cell office:value-type="string">
            <text:p>6,8%</text:p>
          </table:table-cell>
          <table:table-cell table:number-columns-repeated="1018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londes</text:p>
          </table:table-cell>
          <table:table-cell office:value-type="string">
            <text:p>La Piautre, Triple</text:p>
          </table:table-cell>
          <table:table-cell office:value-type="string">
            <text:p>La Piautre, La Ménitré, 49</text:p>
          </table:table-cell>
          <table:table-cell office:value-type="string">
            <text:p>8%</text:p>
          </table:table-cell>
          <table:table-cell table:number-columns-repeated="1018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Fruitées</text:p>
          </table:table-cell>
          <table:table-cell office:value-type="string">
            <text:p>Meteor Cerise, Rouge, Fruitée</text:p>
          </table:table-cell>
          <table:table-cell office:value-type="string">
            <text:p>Brasserie Meteor, Hochfelden, 67</text:p>
          </table:table-cell>
          <table:table-cell office:value-type="string">
            <text:p>5,5%</text:p>
          </table:table-cell>
          <table:table-cell table:number-columns-repeated="2"/>
          <table:table-cell office:value-type="string">
            <text:p>4,20 €</text:p>
          </table:table-cell>
          <table:table-cell office:value-type="string">
            <text:p>7,5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Fruitées</text:p>
          </table:table-cell>
          <table:table-cell office:value-type="string">
            <text:p>Slash Mango, Blonde, Fruitée</text:p>
          </table:table-cell>
          <table:table-cell office:value-type="string">
            <text:p>Brasserie La Licorne, Saverne, 67</text:p>
          </table:table-cell>
          <table:table-cell office:value-type="string">
            <text:p>8%</text:p>
          </table:table-cell>
          <table:table-cell table:number-columns-repeated="1018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La Côale Original, IPA</text:p>
          </table:table-cell>
          <table:table-cell office:value-type="string">
            <text:p>La Côale, Bécon-les-Granits, 49</text:p>
          </table:table-cell>
          <table:table-cell office:value-type="string">
            <text:p>6,2%</text:p>
          </table:table-cell>
          <table:table-cell table:number-columns-repeated="2"/>
          <table:table-cell office:value-type="string">
            <text:p>4,20 €</text:p>
          </table:table-cell>
          <table:table-cell office:value-type="string">
            <text:p>7,5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Bonne Pâte, Double IPA</text:p>
          </table:table-cell>
          <table:table-cell office:value-type="string">
            <text:p>Brasserie La Bestiole, Saint-Barthélemy, 49</text:p>
          </table:table-cell>
          <table:table-cell office:value-type="string">
            <text:p>8%</text:p>
          </table:table-cell>
          <table:table-cell table:number-columns-repeated="1018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IPA</text:p>
          </table:table-cell>
          <table:table-cell office:value-type="string">
            <text:p>Patoune, NEIPA</text:p>
          </table:table-cell>
          <table:table-cell office:value-type="string">
            <text:p>Brasserie La Bestiole, Saint-Barthélemy, 49</text:p>
          </table:table-cell>
          <table:table-cell office:value-type="string">
            <text:p>6%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biere.A2:biere.AMJ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1">01/10/2025</text:date>, <text:time>15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ere" style:display-name="PageStyle_bie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1T15:27:33</dc:date>
    <meta:document-statistic meta:table-count="1" meta:cell-count="249" meta:object-count="0"/>
    <meta:generator>OpenOffice/4.1.15$Unix OpenOffice.org_project/4115m2$Build-9813</meta:generator>
  </office:meta>
</office:document-meta>
</file>